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404040" style:font-name="Lucida Sans Unicode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código que recibe los datos de este formulario será el siguiente: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08:56:11.078271543</meta:creation-date>
    <dc:date>2020-02-12T08:56:40.876858580</dc:date>
    <meta:editing-duration>PT33S</meta:editing-duration>
    <meta:editing-cycles>1</meta:editing-cycles>
    <meta:document-statistic meta:table-count="0" meta:image-count="0" meta:object-count="0" meta:page-count="1" meta:paragraph-count="2" meta:word-count="12" meta:character-count="69" meta:non-whitespace-character-count="57"/>
    <meta:generator>LibreOffice/6.1.5.2$Linux_X86_64 LibreOffice_project/10$Build-2</meta:generator>
  </office:meta>
</office:document-meta>
</file>